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03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3016in"/>
    </style:style>
    <style:style style:name="co6" style:family="table-column">
      <style:table-column-properties fo:break-before="auto" style:column-width="1.945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55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008in solid #000000" fo:border-left="none" fo:border-right="none" fo:border-top="0.0008in solid #000000"/>
    </style:style>
    <style:style style:name="ce2" style:family="table-cell" style:parent-style-name="Default" style:data-style-name="N37"/>
    <style:style style:name="ce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ce2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row table:style-name="ro2">
          <table:table-cell office:value-type="string">
            <text:p>Task (Lead)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Implementation</text:p>
          </table:table-cell>
          <table:table-cell table:style-name="ce1" office:value-type="string">
            <text:p>Testing/Integrating</text:p>
          </table:table-cell>
          <table:table-cell table:style-name="ce3" office:value-type="string">
            <text:p>Lead</text:p>
          </table:table-cell>
          <table:table-cell table:style-name="ce4" office:value-type="string">
            <text:p>Task Name</text:p>
          </table:table-cell>
        </table:table-row>
        <table:table-row table:style-name="ro2">
          <table:table-cell table:formula="of:=CONCATENATE([.F2]; &quot; (&quot;;[.E2];&quot;)&quot;)" office:value-type="string" office:string-value="Data Entry Page (Davis)">
            <text:p>Data Entry Page (Davis)</text:p>
          </table:table-cell>
          <table:table-cell office:value-type="date" office:date-value="2010-02-17">
            <text:p>02/17/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Davis</text:p>
          </table:table-cell>
          <table:table-cell office:value-type="string">
            <text:p>Data Entry Page</text:p>
          </table:table-cell>
        </table:table-row>
        <table:table-row table:style-name="ro2">
          <table:table-cell table:formula="of:=CONCATENATE([.F3]; &quot; (&quot;;[.E3];&quot;)&quot;)" office:value-type="string" office:string-value="Configure/Tweak Drupal Site (Brian)">
            <text:p>Configure/Tweak Drupal Site (Brian)</text:p>
          </table:table-cell>
          <table:table-cell office:value-type="date" office:date-value="2010-02-17">
            <text:p>02/17/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string">
            <text:p>Brian</text:p>
          </table:table-cell>
          <table:table-cell office:value-type="string">
            <text:p>Configure/Tweak Drupal Site</text:p>
          </table:table-cell>
        </table:table-row>
        <table:table-row table:style-name="ro2">
          <table:table-cell table:formula="of:=CONCATENATE([.F4]; &quot; (&quot;;[.E4];&quot;)&quot;)" office:value-type="string" office:string-value="Player Catalog (Steven)">
            <text:p>Player Catalog (Steven)</text:p>
          </table:table-cell>
          <table:table-cell office:value-type="date" office:date-value="2010-02-24">
            <text:p>02/24/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Player Catalog</text:p>
          </table:table-cell>
        </table:table-row>
        <table:table-row table:style-name="ro2">
          <table:table-cell table:formula="of:=CONCATENATE([.F5]; &quot; (&quot;;[.E5];&quot;)&quot;)" office:value-type="string" office:string-value="AZMLA Directory (Davis)">
            <text:p>AZMLA Directory (Davis)</text:p>
          </table:table-cell>
          <table:table-cell office:value-type="date" office:date-value="2010-03-01">
            <text:p>03/01/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avis</text:p>
          </table:table-cell>
          <table:table-cell office:value-type="string">
            <text:p>AZMLA Directory</text:p>
          </table:table-cell>
        </table:table-row>
        <table:table-row table:style-name="ro2">
          <table:table-cell table:formula="of:=CONCATENATE([.F6]; &quot; (&quot;;[.E6];&quot;)&quot;)" office:value-type="string" office:string-value="AZMLA Instruction (Brian)">
            <text:p>AZMLA Instruction (Brian)</text:p>
          </table:table-cell>
          <table:table-cell office:value-type="date" office:date-value="2010-03-06">
            <text:p>03/06/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rian</text:p>
          </table:table-cell>
          <table:table-cell office:value-type="string">
            <text:p>AZMLA Instruction</text:p>
          </table:table-cell>
        </table:table-row>
        <table:table-row table:style-name="ro2">
          <table:table-cell table:formula="of:=CONCATENATE([.F7]; &quot; (&quot;;[.E7];&quot;)&quot;)" office:value-type="string" office:string-value="Graphical Card Sales (Steven)">
            <text:p>Graphical Card Sales (Steven)</text:p>
          </table:table-cell>
          <table:table-cell office:value-type="date" office:date-value="2010-03-11">
            <text:p>03/11/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even</text:p>
          </table:table-cell>
          <table:table-cell office:value-type="string">
            <text:p>Graphical Card Sales</text:p>
          </table:table-cell>
        </table:table-row>
        <table:table-row table:style-name="ro2">
          <table:table-cell table:formula="of:=CONCATENATE([.F8]; &quot; (&quot;;[.E8];&quot;)&quot;)" office:value-type="string" office:string-value="User Survey (Davis)">
            <text:p>User Survey (Davis)</text:p>
          </table:table-cell>
          <table:table-cell office:value-type="date" office:date-value="2010-03-20">
            <text:p>03/20/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Davis</text:p>
          </table:table-cell>
          <table:table-cell office:value-type="string">
            <text:p>User Survey</text:p>
          </table:table-cell>
        </table:table-row>
        <table:table-row table:style-name="ro2">
          <table:table-cell table:formula="of:=CONCATENATE([.F9]; &quot; (&quot;;[.E9];&quot;)&quot;)" office:value-type="string" office:string-value="Tweaking Based On Survey (Brian)">
            <text:p>Tweaking Based On Survey (Brian)</text:p>
          </table:table-cell>
          <table:table-cell office:value-type="date" office:date-value="2010-03-22">
            <text:p>03/22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rian</text:p>
          </table:table-cell>
          <table:table-cell office:value-type="string">
            <text:p>Tweaking Based On Survey</text:p>
          </table:table-cell>
        </table:table-row>
        <table:table-row table:style-name="ro2" table:number-rows-repeated="5">
          <table:table-cell/>
          <table:table-cell table:style-name="Default"/>
          <table:table-cell table:number-columns-repeated="4"/>
        </table:table-row>
        <table:table-row table:style-name="ro2">
          <table:table-cell>
            <draw:frame table:end-cell-address="Sheet1.H40" table:end-x="0.3378in" table:end-y="0.0209in" draw:z-index="0" draw:style-name="gr1" svg:width="9.7795in" svg:height="3.7409in" svg:x="0.0551in" svg:y="0.1543in">
              <draw:object draw:notify-on-update-of-ranges="Sheet1.A2:Sheet1.A9 Sheet1.B1:Sheet1.B1 Sheet1.B2:Sheet1.B9 Sheet1.C1:Sheet1.C1 Sheet1.C2:Sheet1.C9 Sheet1.D1:Sheet1.D1 Sheet1.D2:Sheet1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5">02/15/2010</text:date>, <text:time>15:3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s Zanot</meta:initial-creator>
    <meta:creation-date>2010-02-14T23:22:55.12</meta:creation-date>
    <dc:date>2010-02-15T15:35:34</dc:date>
    <dc:creator>Davis Zanot</dc:creator>
    <meta:editing-duration>PT00H40M28S</meta:editing-duration>
    <meta:editing-cycles>4</meta:editing-cycles>
    <meta:generator>OpenOffice.org/3.2$Unix OpenOffice.org_project/320m12$Build-9483</meta:generator>
    <meta:document-statistic meta:table-count="3" meta:cell-count="5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tacked="true" chart:vertical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7">
      <style:chart-properties chart:display-label="true" chart:logarithmic="false" chart:minimum="40225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0"/>
      <style:text-properties fo:font-size="9pt" style:font-size-asian="9pt" style:font-size-complex="9pt"/>
    </style:style>
    <style:style style:name="ch10" style:family="chart" style:data-style-name="N37">
      <style:graphic-properties draw:stroke="none" draw:fill="none" draw:fill-color="#004586" draw:opacity="50%" draw:opacity-name=""/>
      <style:text-properties fo:font-size="6pt" style:font-size-asian="6pt" style:font-size-complex="6pt"/>
    </style:style>
    <style:style style:name="ch11" style:family="chart" style:data-style-name="N0">
      <style:chart-properties chart:link-data-style-to-source="false" chart:data-label-number="value" chart:data-label-text="false" chart:data-label-symbol="false"/>
      <style:graphic-properties draw:fill-color="#ff420e"/>
      <style:text-properties fo:font-size="10pt" style:font-size-asian="6pt" style:font-size-complex="6pt"/>
    </style:style>
    <style:style style:name="ch12" style:family="chart" style:data-style-name="N0">
      <style:chart-properties chart:link-data-style-to-source="false" chart:data-label-number="value" chart:data-label-text="false" chart:data-label-symbol="false"/>
      <style:graphic-properties draw:fill-color="#ffd320"/>
      <style:text-properties fo:font-size="10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41cm" svg:height="9.503cm" xlink:href=".." chart:class="chart:bar" chart:style-name="ch1">
        <chart:title svg:x="10.482cm" svg:y="0.191cm" chart:style-name="ch2">
          <text:p>Tentative Schedule</text:p>
        </chart:title>
        <chart:legend chart:legend-position="end" svg:x="21.392cm" svg:y="4.087cm" chart:style-name="ch3"/>
        <chart:plot-area chart:style-name="ch4" table:cell-range-address="Sheet1.A1:Sheet1.D9" chart:data-source-has-labels="both" svg:x="1.618cm" svg:y="0.263cm" svg:width="20.45cm" svg:height="8.537cm">
          <chart:axis chart:dimension="x" chart:name="primary-x" chart:style-name="ch5">
            <chart:title svg:x="1.668cm" svg:y="4.431cm" chart:style-name="ch6">
              <text:p>Task (Lead)</text:p>
            </chart:title>
            <chart:categories table:cell-range-address="Sheet1.A2:Sheet1.A9"/>
            <chart:grid chart:style-name="ch7" chart:class="major"/>
          </chart:axis>
          <chart:axis chart:dimension="y" chart:name="primary-y" chart:style-name="ch8">
            <chart:title svg:x="11.943cm" svg:y="7.132cm" chart:style-name="ch9">
              <text:p>Time</text:p>
            </chart:title>
            <chart:grid chart:style-name="ch7" chart:class="major"/>
          </chart:axis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series chart:style-name="ch12" chart:values-cell-range-address="Sheet1.D2:Sheet1.D9" chart:label-cell-address="Sheet1.D1:Sheet1.D1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B1">Start</text:p>
              </table:table-cell>
              <table:table-cell office:value-type="string">
                <text:p text:id="Sheet1.C1:Sheet1.C1">Implementation</text:p>
              </table:table-cell>
              <table:table-cell office:value-type="string">
                <text:p text:id="Sheet1.D1:Sheet1.D1">Testing/Integrating</text:p>
              </table:table-cell>
            </table:table-row>
          </table:table-header-rows>
          <table:table-rows>
            <table:table-row>
              <table:table-cell office:value-type="string">
                <text:p text:id="Sheet1.A2:Sheet1.A9">Data Entry Page (Davis)</text:p>
              </table:table-cell>
              <table:table-cell office:value-type="float" office:value="40226">
                <text:p text:id="Sheet1.B2:Sheet1.B9">40226</text:p>
              </table:table-cell>
              <table:table-cell office:value-type="float" office:value="5">
                <text:p text:id="Sheet1.C2:Sheet1.C9">5</text:p>
              </table:table-cell>
              <table:table-cell office:value-type="float" office:value="2">
                <text:p text:id="Sheet1.D2:Sheet1.D9">2</text:p>
              </table:table-cell>
            </table:table-row>
            <table:table-row>
              <table:table-cell office:value-type="string">
                <text:p>Configure/Tweak Drupal Site (Brian)</text:p>
              </table:table-cell>
              <table:table-cell office:value-type="float" office:value="40226">
                <text:p>4022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layer Catalog (Steven)</text:p>
              </table:table-cell>
              <table:table-cell office:value-type="float" office:value="40233">
                <text:p>402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ZMLA Directory (Davis)</text:p>
              </table:table-cell>
              <table:table-cell office:value-type="float" office:value="40238">
                <text:p>4023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AZMLA Instruction (Brian)</text:p>
              </table:table-cell>
              <table:table-cell office:value-type="float" office:value="40243">
                <text:p>4024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raphical Card Sales (Steven)</text:p>
              </table:table-cell>
              <table:table-cell office:value-type="float" office:value="40248">
                <text:p>40248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ser Survey (Davis)</text:p>
              </table:table-cell>
              <table:table-cell office:value-type="float" office:value="40257">
                <text:p>4025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weaking Based On Survey (Brian)</text:p>
              </table:table-cell>
              <table:table-cell office:value-type="float" office:value="40259">
                <text:p>4025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